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2pt" style:text-underline-style="solid" style:text-underline-width="auto" style:text-underline-color="font-color" officeooo:rsid="000628cd" officeooo:paragraph-rsid="000628cd" style:font-size-asian="22pt" style:font-size-complex="22pt"/>
    </style:style>
    <style:style style:name="P2" style:family="paragraph" style:parent-style-name="Standard">
      <style:paragraph-properties fo:text-align="start" style:justify-single-word="false"/>
      <style:text-properties fo:font-size="18pt" style:text-underline-style="none" officeooo:rsid="000628cd" officeooo:paragraph-rsid="000628cd" style:font-size-asian="15.75pt" style:font-size-complex="18pt"/>
    </style:style>
    <style:style style:name="P3" style:family="paragraph" style:parent-style-name="Standard" style:list-style-name="L1">
      <style:paragraph-properties fo:text-align="start" style:justify-single-word="false"/>
      <style:text-properties fo:font-size="18pt" style:text-underline-style="none" officeooo:rsid="000628cd" officeooo:paragraph-rsid="000628cd" style:font-size-asian="15.75pt" style:font-size-complex="18pt"/>
    </style:style>
    <style:style style:name="P4" style:family="paragraph" style:parent-style-name="Standard" style:list-style-name="L3">
      <style:paragraph-properties fo:text-align="start" style:justify-single-word="false"/>
      <style:text-properties fo:font-size="18pt" style:text-underline-style="none" officeooo:rsid="000768da" officeooo:paragraph-rsid="000768da" style:font-size-asian="15.75pt" style:font-size-complex="18pt"/>
    </style:style>
    <style:style style:name="P5" style:family="paragraph" style:parent-style-name="Standard" style:list-style-name="L3">
      <style:paragraph-properties fo:text-align="start" style:justify-single-word="false"/>
      <style:text-properties fo:font-size="18pt" style:text-underline-style="none" officeooo:rsid="00088e02" officeooo:paragraph-rsid="00088e02" style:font-size-asian="15.75pt" style:font-size-complex="18pt"/>
    </style:style>
    <style:style style:name="T1" style:family="text">
      <style:text-properties officeooo:rsid="00088e0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ining Social-Network Graphs: finding, counting and listing all triangles in the graph</text:p>
      <text:p text:style-name="P1"/>
      <text:p text:style-name="P2">1. Procedure to run the code:</text:p>
      <text:list xml:id="list3528879227" text:style-name="L1">
        <text:list-item>
          <text:p text:style-name="P3">Install jdk into the system.</text:p>
        </text:list-item>
        <text:list-item>
          <text:p text:style-name="P3">Install spark into system using SBT.</text:p>
        </text:list-item>
        <text:list-item>
          <text:p text:style-name="P3">Start SBT in the terminal and run the code using command runMain CountingTriangle.</text:p>
        </text:list-item>
      </text:list>
      <text:p text:style-name="P2">2. Logic of the implementation:</text:p>
      <text:p text:style-name="P2"/>
      <text:list xml:id="list4024686124" text:style-name="L3">
        <text:list-item>
          <text:p text:style-name="P4">Some configuration is done like how many cores spark will use, we use 2 cores for this project.</text:p>
        </text:list-item>
        <text:list-item>
          <text:p text:style-name="P4">Read the dataset and split them into 2 partition.</text:p>
        </text:list-item>
        <text:list-item>
          <text:p text:style-name="P4">Using parse function take those input into the data structure like hashset using split function.</text:p>
        </text:list-item>
        <text:list-item>
          <text:p text:style-name="P4">After parsing we generate edges using flatmap function, which generate an array of tuple named edges.</text:p>
        </text:list-item>
        <text:list-item>
          <text:p text:style-name="P4">Collect those edgeArray use to compare with actual row.</text:p>
        </text:list-item>
        <text:list-item>
          <text:p text:style-name="P4">Generate triangleRDD using flatmap each id is compared with edges of edgeArray,if nodes of the edge are exist into the hashset of the dataRDD then it obviously generate a triangle.</text:p>
        </text:list-item>
        <text:list-item>
          <text:p text:style-name="P4">After comparison bring all the nodes correspond to <text:span text:style-name="T1">the each edge using groupByKey().</text:span></text:p>
        </text:list-item>
        <text:list-item>
          <text:p text:style-name="P5">Then just count the number of total triangles. Though each edge contribute 3 times to one triangle so we divide total number of triangle by 3.</text:p>
        </text:list-item>
        <text:list-item>
          <text:p text:style-name="P5">And since the graph is undirected so total number of triangle divided by 2 also.Because if there exist &lt;a,b&gt; then &lt;b,a&gt; also exist.</text:p>
        </text:list-item>
        <text:list-item>
          <text:p text:style-name="P5">Then just print the number of triangles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30T16:42:39.864969333</meta:creation-date>
    <dc:date>2018-11-30T17:10:42.631876021</dc:date>
    <meta:editing-duration>PT7M11S</meta:editing-duration>
    <meta:editing-cycles>1</meta:editing-cycles>
    <meta:document-statistic meta:table-count="0" meta:image-count="0" meta:object-count="0" meta:page-count="1" meta:paragraph-count="16" meta:word-count="226" meta:character-count="1278" meta:non-whitespace-character-count="1081"/>
    <meta:generator>LibreOffice/6.0.6.2$Linux_X86_64 LibreOffice_project/00m0$Build-2</meta:generator>
  </office:meta>
</office:document-meta>
</file>